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arial" svg:font-family="arial, sans-serif"/>
    <style:font-face style:name="intel-clear" svg:font-family="intel-clear, tahoma, Helvetica, helvetica, 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58f4a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58f4a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058f4a" officeooo:paragraph-rsid="00058f4a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58f4a" officeooo:paragraph-rsid="00058f4a"/>
    </style:style>
    <style:style style:name="T1" style:family="text">
      <style:text-properties fo:font-variant="normal" fo:text-transform="none" fo:color="#212529" loext:opacity="100%" style:font-name="Open Sans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Open Sans" fo:font-size="11.25pt" fo:letter-spacing="normal" fo:font-style="normal" fo:font-weight="normal" officeooo:rsid="00058f4a"/>
    </style:style>
    <style:style style:name="T4" style:family="text">
      <style:text-properties fo:font-variant="normal" fo:text-transform="none" fo:color="#262626" loext:opacity="100%" style:font-name="intel-clear" fo:font-size="12pt" fo:letter-spacing="normal" fo:font-style="normal" fo:font-weight="normal"/>
    </style:style>
    <style:style style:name="T5" style:family="text">
      <style:text-properties officeooo:rsid="00058f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) Denominação do Processador, sua Frequência do Clock e Número de Núcleos.</text:span></text:span></text:p>
      <text:p text:style-name="P1"><text:span text:style-name="Emphasis"><text:span text:style-name="T2">Dica: Basta usar o comando Crtl+Shift+Esc para abrir a janela e, depois, clicar na guia "Desempenho".</text:span></text:span></text:p>
      <text:p text:style-name="P2"><text:span text:style-name="Emphasis"><text:span text:style-name="T3">Casa</text:span></text:span></text:p>
      <text:p text:style-name="P2"><text:span text:style-name="Emphasis"><text:span text:style-name="T3">Q8400</text:span></text:span></text:p>
      <text:p text:style-name="P1">Número de núcleos 4 · Frequência base do processador 2.66 GHz · Cache 4 MB L2 Cache · Velocidade do barramento 1333 MHz · Paridade FSB Não · TDP 95 W</text:p>
      <text:p text:style-name="P4">escola</text:p>
      <text:p text:style-name="P4"><text:line-break/><text:span text:style-name="T4">i3-9100</text:span> </text:p>
      <text:p text:style-name="Text_20_body">Nucleos 4 . 6 MB Intel® Smart Cache. <text:span text:style-name="T4">TDP</text:span> <text:span text:style-name="T4">65 W</text:span> </text:p>
      <text:p text:style-name="P4"/>
      <text:p text:style-name="P1"><text:bookmark text:name="page3R_mcid20"/><text:span text:style-name="Strong_20_Emphasis"><text:span text:style-name="T1">b) Tipo, Capacidade e Frequência da Memória Principal RAM.</text:span></text:span></text:p>
      <text:p text:style-name="P1"><text:bookmark text:name="page3R_mcid19"/><text:span text:style-name="Emphasis"><text:span text:style-name="T2">Dica: Basta usar o comando Crtl+Shift+Esc para abrir a janela e, depois, clicar na guia "Desempenho".</text:span></text:span></text:p>
      <text:p text:style-name="P2"><text:span text:style-name="Emphasis"><text:span text:style-name="T3">Casa </text:span></text:span></text:p>
      <text:p text:style-name="P2"><text:span text:style-name="Emphasis"><text:span text:style-name="T3">8gb. Ddr3 1333mhz dimm</text:span></text:span></text:p>
      <text:p text:style-name="P2"><text:span text:style-name="Emphasis"><text:span text:style-name="T3">escola</text:span></text:span></text:p>
      <text:p text:style-name="P2"><text:span text:style-name="Emphasis"><text:span text:style-name="T3">4g ddr? 2400mhz dimm</text:span></text:span></text:p>
      <text:p text:style-name="P2"><text:span text:style-name="Emphasis"><text:span text:style-name="T3"/></text:span></text:p>
      <text:p text:style-name="P1"><text:span text:style-name="Strong_20_Emphasis"><text:span text:style-name="T1"><text:line-break/></text:span></text:span><text:bookmark text:name="page3R_mcid21"/><text:span text:style-name="Strong_20_Emphasis"><text:span text:style-name="T1">c) Denominação e Capacidade das Memórias Cache (L1, L2 e L3).</text:span></text:span></text:p>
      <text:p text:style-name="P1"><text:span text:style-name="Emphasis"><text:span text:style-name="T2">Dica: Basta usar o comando Crtl+Shift+Esc para abrir a janela e, depois, clicar na guia "Desempenho".</text:span></text:span></text:p>
      <text:p text:style-name="P2"><text:span text:style-name="T3">Casa</text:span></text:p>
      <text:p text:style-name="P2"><text:span text:style-name="T3">Cache 4 MB L2 Cache</text:span></text:p>
      <text:p text:style-name="P2"><text:span text:style-name="T3">escola</text:span></text:p>
      <text:p text:style-name="P2"><text:span text:style-name="T3"><text:s/>6 MB Intel® Smart Cache</text:span><text:span text:style-name="T2"><text:line-break/></text:span><text:bookmark text:name="page3R_mcid22"/><text:span text:style-name="Strong_20_Emphasis"><text:span text:style-name="T1">d) Características do HD (tipo, capacidade).</text:span></text:span></text:p>
      <text:p text:style-name="P3"><text:span text:style-name="Emphasis"><text:span text:style-name="T2">Dica: Basta usar o comando Crtl+Shift+Esc para abrir a janela e, depois, clicar na guia "Desempenho".</text:span></text:span></text:p>
      <text:p text:style-name="P3"><text:span text:style-name="Emphasis"><text:span text:style-name="T3">casa</text:span></text:span><text:line-break/><text:span text:style-name="T5">3 HDD 2 WD Blue, 1 sansung</text:span></text:p>
      <text:p text:style-name="P5">escola</text:p>
      <text:p text:style-name="P5">1wd 1tera ssd <text:s/>intel 14g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arial" svg:font-family="arial, sans-serif"/>
    <style:font-face style:name="intel-clear" svg:font-family="intel-clear, tahoma, Helvetica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6:03:19.602000000</meta:creation-date>
    <dc:date>2024-03-25T16:17:21.306000000</dc:date>
    <meta:editing-duration>PT14M2S</meta:editing-duration>
    <meta:editing-cycles>1</meta:editing-cycles>
    <meta:document-statistic meta:table-count="0" meta:image-count="0" meta:object-count="0" meta:page-count="1" meta:paragraph-count="24" meta:word-count="184" meta:character-count="1031" meta:non-whitespace-character-count="864"/>
    <meta:generator>LibreOffice/7.5.9.2$Windows_X86_64 LibreOffice_project/cdeefe45c17511d326101eed8008ac4092f278a9</meta:generator>
  </office:meta>
</office:document-meta>
</file>